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a933" draw:opacity="82%" draw:textarea-horizontal-align="justify" draw:textarea-vertical-align="middle" draw:auto-grow-height="false" fo:min-height="4.262cm" fo:min-width="9.612cm" draw:shadow-opacity="82%"/>
    </style:style>
    <style:style style:name="gr3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8.75cm" fo:min-width="8.9cm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  <style:paragraph-properties style:writing-mode="lr-tb"/>
    </style:style>
    <style:style style:name="gr6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min-height="8.55cm" fo:min-width="8.7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fill="solid" draw:fill-color="#00a933" draw:opacity="82%" draw:textarea-horizontal-align="justify" draw:textarea-vertical-align="middle" draw:auto-grow-height="false" fo:min-height="10.398cm" fo:min-width="25.148cm" draw:shadow-opacity="82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00a933" draw:opacity="82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athe Bingo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10.6cm" svg:height="5cm" svg:x="1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Beispiel Runde</text:p>
          </draw:text-box>
        </draw:frame>
        <draw:custom-shape draw:style-name="gr3" draw:text-style-name="P4" draw:layer="layout" svg:width="9.4cm" svg:height="9cm" svg:x="2.2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5.2cm" svg:x2="5cm" svg:y2="14.2cm">
          <text:p/>
        </draw:line>
        <draw:line draw:style-name="gr4" draw:text-style-name="P5" draw:layer="layout" svg:x1="8.6cm" svg:y1="5.2cm" svg:x2="8.6cm" svg:y2="14.2cm">
          <text:p/>
        </draw:line>
        <draw:line draw:style-name="gr4" draw:text-style-name="P5" draw:layer="layout" svg:x1="11.6cm" svg:y1="8.2cm" svg:x2="2.2cm" svg:y2="8.2cm">
          <text:p/>
        </draw:line>
        <draw:line draw:style-name="gr4" draw:text-style-name="P5" draw:layer="layout" svg:x1="11.6cm" svg:y1="11.2cm" svg:x2="2.2cm" svg:y2="11.2cm">
          <text:p/>
        </draw:line>
        <draw:frame draw:style-name="gr5" draw:text-style-name="P6" draw:layer="layout" svg:width="4.6cm" svg:height="3.494cm" svg:x="13.6cm" svg:y="4.2cm">
          <draw:text-box>
            <text:p><text:span text:style-name="T1">5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0cm" svg:y="4.306cm">
          <draw:text-box>
            <text:p><text:span text:style-name="T1">8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3.8cm" svg:y="6.506cm">
          <draw:text-box>
            <text:p><text:span text:style-name="T1">2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9.4cm" svg:y="7cm">
          <draw:text-box>
            <text:p><text:span text:style-name="T1">3</text:span></text:p>
            <text:p><text:span text:style-name="T1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" draw:text-style-name="P3" draw:layer="layout" svg:width="10.6cm" svg:height="5cm" svg:x="1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Beispiel Runde</text:p>
          </draw:text-box>
        </draw:frame>
        <draw:custom-shape draw:style-name="gr6" draw:text-style-name="P4" draw:layer="layout" svg:width="9.4cm" svg:height="9cm" svg:x="2.2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5.2cm" svg:x2="5cm" svg:y2="14.2cm">
          <text:p/>
        </draw:line>
        <draw:line draw:style-name="gr4" draw:text-style-name="P5" draw:layer="layout" svg:x1="8.6cm" svg:y1="5.2cm" svg:x2="8.6cm" svg:y2="14.2cm">
          <text:p/>
        </draw:line>
        <draw:line draw:style-name="gr4" draw:text-style-name="P5" draw:layer="layout" svg:x1="11.8cm" svg:y1="8.2cm" svg:x2="2.4cm" svg:y2="8.2cm">
          <text:p/>
        </draw:line>
        <draw:line draw:style-name="gr4" draw:text-style-name="P5" draw:layer="layout" svg:x1="11.6cm" svg:y1="11.2cm" svg:x2="2.2cm" svg:y2="11.2cm">
          <text:p/>
        </draw:line>
        <draw:frame draw:style-name="gr5" draw:text-style-name="P6" draw:layer="layout" svg:width="4.6cm" svg:height="3.494cm" svg:x="13.6cm" svg:y="4.2cm">
          <draw:text-box>
            <text:p><text:span text:style-name="T1">5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0cm" svg:y="4.306cm">
          <draw:text-box>
            <text:p><text:span text:style-name="T1">8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3.8cm" svg:y="6.506cm">
          <draw:text-box>
            <text:p><text:span text:style-name="T1">2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9.4cm" svg:y="7cm">
          <draw:text-box>
            <text:p><text:span text:style-name="T1">3</text:span></text:p>
            <text:p><text:span text:style-name="T1"/></text:p>
            <text:p/>
          </draw:text-box>
        </draw:frame>
        <draw:frame draw:style-name="gr7" draw:text-style-name="P6" draw:layer="layout" svg:width="13cm" svg:height="0.962cm" svg:x="13.6cm" svg:y="10cm">
          <draw:text-box>
            <text:p>1 + 1 = ?</text:p>
          </draw:text-box>
        </draw:frame>
        <draw:frame draw:style-name="gr7" draw:text-style-name="P6" draw:layer="layout" svg:width="13cm" svg:height="0.962cm" svg:x="13.6cm" svg:y="11.8cm">
          <draw:text-box>
            <text:p>1 + 7 <text:s/>= ?</text:p>
          </draw:text-box>
        </draw:frame>
        <draw:frame draw:style-name="gr7" draw:text-style-name="P6" draw:layer="layout" svg:width="13cm" svg:height="0.962cm" svg:x="13.4cm" svg:y="13.4cm">
          <draw:text-box>
            <text:p>1 + 2 = 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8" draw:text-style-name="P3" draw:layer="layout" svg:width="26.8cm" svg:height="11.8cm" svg:x="0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Runde 1</text:p>
          </draw:text-box>
        </draw:frame>
        <draw:frame draw:style-name="gr5" draw:text-style-name="P6" draw:layer="layout" svg:width="4.6cm" svg:height="3.494cm" svg:x="1.8cm" svg:y="5cm">
          <draw:text-box>
            <text:p><text:span text:style-name="T1">140</text:span></text:p>
            <text:p/>
          </draw:text-box>
        </draw:frame>
        <draw:frame draw:style-name="gr5" draw:text-style-name="P6" draw:layer="layout" svg:width="4.6cm" svg:height="3.494cm" svg:x="8.4cm" svg:y="9.706cm">
          <draw:text-box>
            <text:p><text:span text:style-name="T1">26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2.4cm" svg:y="5cm">
          <draw:text-box>
            <text:p><text:span text:style-name="T1">51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5.6cm" svg:y="5.506cm">
          <draw:text-box>
            <text:p><text:span text:style-name="T1">8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.6cm" svg:y="11.306cm">
          <draw:text-box>
            <text:p><text:span text:style-name="T1">38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.6cm" svg:y="8.306cm">
          <draw:text-box>
            <text:p><text:span text:style-name="T1">21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8.8cm" svg:y="10.106cm">
          <draw:text-box>
            <text:p><text:span text:style-name="T1">60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2cm" svg:y="8.4cm">
          <draw:text-box>
            <text:p><text:span text:style-name="T1">9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8.8cm" svg:y="5.2cm">
          <draw:text-box>
            <text:p><text:span text:style-name="T1">130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5.4cm" svg:y="6.706cm">
          <draw:text-box>
            <text:p><text:span text:style-name="T1">85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3cm" svg:y="12.256cm">
          <draw:text-box>
            <text:p><text:span text:style-name="T1">96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2.8cm" svg:y="8.4cm">
          <draw:text-box>
            <text:p><text:span text:style-name="T1">12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5.4cm" svg:y="11.8cm">
          <draw:text-box>
            <text:p><text:span text:style-name="T1">111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12.4cm" svg:y="5cm">
          <draw:text-box>
            <text:p><text:span text:style-name="T1">51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3.2cm" svg:y="3.6cm">
          <draw:text-box>
            <text:p><text:span text:style-name="T1">23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8.4cm" svg:y="5.906cm">
          <draw:text-box>
            <text:p><text:span text:style-name="T1">12</text:span></text:p>
            <text:p><text:span text:style-name="T1"/></text:p>
            <text:p/>
          </draw:text-box>
        </draw:frame>
        <draw:frame draw:style-name="gr5" draw:text-style-name="P6" draw:layer="layout" svg:width="4.6cm" svg:height="3.494cm" svg:x="20.8cm" svg:y="12.906cm">
          <draw:text-box>
            <text:p><text:span text:style-name="T1">40</text:span></text:p>
            <text:p><text:span text:style-name="T1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8" draw:text-style-name="P3" draw:layer="layout" svg:width="26.8cm" svg:height="11.8cm" svg:x="0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Runde 2</text:p>
          </draw:text-box>
        </draw:frame>
        <draw:frame draw:style-name="gr9" draw:text-style-name="P6" draw:layer="layout" svg:width="4.2cm" svg:height="2.228cm" svg:x="1.8cm" svg:y="5cm">
          <draw:text-box>
            <text:p><text:span text:style-name="T1">35</text:span></text:p>
            <text:p/>
          </draw:text-box>
        </draw:frame>
        <draw:frame draw:style-name="gr9" draw:text-style-name="P6" draw:layer="layout" svg:width="4.2cm" svg:height="2.228cm" svg:x="4.2cm" svg:y="8.2cm">
          <draw:text-box>
            <text:p><text:span text:style-name="T1">8</text:span></text:p>
            <text:p/>
          </draw:text-box>
        </draw:frame>
        <draw:frame draw:style-name="gr9" draw:text-style-name="P6" draw:layer="layout" svg:width="4.2cm" svg:height="2.228cm" svg:x="11.6cm" svg:y="10cm">
          <draw:text-box>
            <text:p><text:span text:style-name="T1">84</text:span></text:p>
            <text:p/>
          </draw:text-box>
        </draw:frame>
        <draw:frame draw:style-name="gr9" draw:text-style-name="P6" draw:layer="layout" svg:width="4.2cm" svg:height="2.228cm" svg:x="3.4cm" svg:y="11.572cm">
          <draw:text-box>
            <text:p><text:span text:style-name="T1">25</text:span></text:p>
            <text:p/>
          </draw:text-box>
        </draw:frame>
        <draw:frame draw:style-name="gr9" draw:text-style-name="P6" draw:layer="layout" svg:width="4.2cm" svg:height="2.228cm" svg:x="8.4cm" svg:y="4.2cm">
          <draw:text-box>
            <text:p><text:span text:style-name="T1">3</text:span></text:p>
            <text:p/>
          </draw:text-box>
        </draw:frame>
        <draw:frame draw:style-name="gr9" draw:text-style-name="P6" draw:layer="layout" svg:width="4.2cm" svg:height="2.228cm" svg:x="8.4cm" svg:y="12.172cm">
          <draw:text-box>
            <text:p><text:span text:style-name="T1">9</text:span></text:p>
            <text:p/>
          </draw:text-box>
        </draw:frame>
        <draw:frame draw:style-name="gr9" draw:text-style-name="P6" draw:layer="layout" svg:width="4.2cm" svg:height="2.228cm" svg:x="15.2cm" svg:y="4.6cm">
          <draw:text-box>
            <text:p><text:span text:style-name="T1">39</text:span></text:p>
            <text:p/>
          </draw:text-box>
        </draw:frame>
        <draw:frame draw:style-name="gr9" draw:text-style-name="P6" draw:layer="layout" svg:width="4.2cm" svg:height="2.228cm" svg:x="14.4cm" svg:y="12.4cm">
          <draw:text-box>
            <text:p><text:span text:style-name="T1">32</text:span></text:p>
            <text:p/>
          </draw:text-box>
        </draw:frame>
        <draw:frame draw:style-name="gr9" draw:text-style-name="P6" draw:layer="layout" svg:width="4.2cm" svg:height="2.228cm" svg:x="13cm" svg:y="7.2cm">
          <draw:text-box>
            <text:p><text:span text:style-name="T1">19</text:span></text:p>
            <text:p/>
          </draw:text-box>
        </draw:frame>
        <draw:frame draw:style-name="gr9" draw:text-style-name="P6" draw:layer="layout" svg:width="4.2cm" svg:height="2.228cm" svg:x="21.6cm" svg:y="4.372cm">
          <draw:text-box>
            <text:p><text:span text:style-name="T1">34</text:span></text:p>
            <text:p/>
          </draw:text-box>
        </draw:frame>
        <draw:frame draw:style-name="gr9" draw:text-style-name="P6" draw:layer="layout" svg:width="4.2cm" svg:height="2.228cm" svg:x="22.8cm" svg:y="7.372cm">
          <draw:text-box>
            <text:p><text:span text:style-name="T1">41</text:span></text:p>
            <text:p/>
          </draw:text-box>
        </draw:frame>
        <draw:frame draw:style-name="gr9" draw:text-style-name="P6" draw:layer="layout" svg:width="4.2cm" svg:height="2.228cm" svg:x="21.6cm" svg:y="4.372cm">
          <draw:text-box>
            <text:p><text:span text:style-name="T1">34</text:span></text:p>
            <text:p/>
          </draw:text-box>
        </draw:frame>
        <draw:frame draw:style-name="gr9" draw:text-style-name="P6" draw:layer="layout" svg:width="4.2cm" svg:height="2.228cm" svg:x="17.8cm" svg:y="11.172cm">
          <draw:text-box>
            <text:p><text:span text:style-name="T1">51</text:span></text:p>
            <text:p/>
          </draw:text-box>
        </draw:frame>
        <draw:frame draw:style-name="gr10" draw:text-style-name="P6" draw:layer="layout" svg:width="4.2cm" svg:height="3.828cm" svg:x="17.6cm" svg:y="6.972cm">
          <draw:text-box>
            <text:p><text:span text:style-name="T1">17</text:span></text:p>
            <text:p/>
          </draw:text-box>
        </draw:frame>
        <draw:frame draw:style-name="gr9" draw:text-style-name="P6" draw:layer="layout" svg:width="4.2cm" svg:height="2.228cm" svg:x="21.8cm" svg:y="12.372cm">
          <draw:text-box>
            <text:p><text:span text:style-name="T1">51</text:span></text:p>
            <text:p/>
          </draw:text-box>
        </draw:frame>
        <draw:frame draw:style-name="gr9" draw:text-style-name="P6" draw:layer="layout" svg:width="4.2cm" svg:height="2.228cm" svg:x="24.2cm" svg:y="9.4cm">
          <draw:text-box>
            <text:p><text:span text:style-name="T1">44</text:span></text:p>
            <text:p/>
          </draw:text-box>
        </draw:frame>
        <draw:frame draw:style-name="gr9" draw:text-style-name="P6" draw:layer="layout" svg:width="4.2cm" svg:height="2.228cm" svg:x="7.8cm" svg:y="6.972cm">
          <draw:text-box>
            <text:p><text:span text:style-name="T1">33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12:52:04.709778107</meta:creation-date>
    <dc:date>2024-12-19T14:01:18.815199160</dc:date>
    <meta:editing-duration>PT16M55S</meta:editing-duration>
    <meta:editing-cycles>8</meta:editing-cycles>
    <meta:generator>LibreOffice/6.4.7.2$Linux_X86_64 LibreOffice_project/40$Build-2</meta:generator>
    <meta:document-statistic meta:object-count="100"/>
  </office:meta>
</office:document-meta>
</file>